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Προγραμματισμος Συστηματων Υψηλων Επιδοσεων</text:p>
      <text:p text:style-name="Standard"/>
      <text:p text:style-name="Standard">Το πρόγραμμα που επιλέξαμε για το project ειναι το fluidanimate απο την σουίτα parsec, το οποιο απο την ροή του προγράμματος και της επεξεργασίας των δεδομένων φαίνεται να έχει υψηλό παραλληλισμό.</text:p>
      <text:p text:style-name="Standard"/>
      <text:p text:style-name="Standard">Πιο συγκεκριμένα:</text:p>
      <text:p text:style-name="Standard"/>
      <text:p text:style-name="Standard">Η είσοδος είναι ένα τρισδιάστατο χωρίο το οποίο αποτελείται από πολλά σημεία με κάποιες ιδιότητες όπως πυκνότητα, πίεση, ιξώδες για την αναπαράσταση ενός ασυμπίεστου υγρού κυρίως για εφαρμογές φυσικής και κινουμένων σχεδίων. Κάθε σημείο αποτελείται από εναν αριθμό ατόμων/μορίων (max 16).</text:p>
      <text:p text:style-name="Standard"/>
      <text:p text:style-name="Standard">Για την εξέλιξη της κίνησης του υγρού η είσοδος περνάει απο επεξεργασία πολλές φορές με κάθε πέρασμα να αποτελεί ένα frame. Για να περάσουμε στην επεξεργασία ενός frame πρέπει η επεξεργασία του προηγούμενου frame να έχει τελειώσει. Για να διατηρήσουμε την ορθότητα του προγράμματος πρέπει να διατηρήσουμε την σειριακή επεξεργασία των frames.</text:p>
      <text:p text:style-name="Standard"/>
      <text:p text:style-name="Standard">Στην πραγματικότητα αυτή η έκδοση του προγράμματος υπολογίζει μόνο το πρώτο frame πολλές φορές και η σειριακή επεξεργασία απλά εξομοιώνει την πρόσβαση μνήμης και τον συγχρονισμό των threads στο πραγματικό πρόγραμμα.</text:p>
      <text:p text:style-name="Standard"/>
      <text:p text:style-name="Standard">Η επεξεργασία του κάθε frame γινεται σε 8 φάσεις:</text:p>
      <text:p text:style-name="Standard"><text:s text:c="8"/>ClearParticlesMT();</text:p>
      <text:p text:style-name="Standard"><text:s text:c="8"/>RebuildGridMT();</text:p>
      <text:p text:style-name="Standard"><text:s text:c="8"/>InitDensitiesAndForcesMT();</text:p>
      <text:p text:style-name="Standard"><text:s text:c="8"/>ComputeDensitiesMT(); <text:s text:c="10"/>//hotspot</text:p>
      <text:p text:style-name="Standard"><text:s text:c="8"/>ComputeDensities2MT();</text:p>
      <text:p text:style-name="Standard"><text:s text:c="8"/>ComputeForcesMT(); <text:s text:c="14"/>//hotspot</text:p>
      <text:p text:style-name="Standard"><text:s text:c="8"/>ProcessCollisionsMT();</text:p>
      <text:p text:style-name="Standard"><text:s text:c="8"/>AdvanceParticlesMT();</text:p>
      <text:p text:style-name="Standard"><text:s text:c="8"/></text:p>
      <text:p text:style-name="Standard">από έναν αριθμό threads, όπου για την έναρξη κάθε φάσης ένα thread περιμένει να τελειώσει η προηγούμενη φάση σε όλο το υποσύνολο των σημείων που του αντιστοιχούν.</text:p>
      <text:p text:style-name="Standard"/>
      <text:p text:style-name="Standard">Για την παραλληλοποίηση του προγράμματος στη GPU θα αναθέσουμε την επεξεργασία κάθε σημείου στον τρισδιάστατο χώρο σε ένα thread της GPU, διατηρώντας τον συγχρονισμό μεταξύ φάσεων.</text:p>
      <text:p text:style-name="Standard"/>
      <text:p text:style-name="Standard">Καθεμια από τις παραπάνω φάσεις επεξεργασίας ενός frame ξεκινάει με έναν τριπλό βρόχο για το πέρασμα απο κάθε σημείο του τρισδιάστατου χώρου. Πχ:</text:p>
      <text:p text:style-name="Standard"/>
      <text:p text:style-name="Standard">for (__thread_range_for_dim_x__)</text:p>
      <text:p text:style-name="Standard"><text:tab/>for (__thread_range_for_dim_y__)</text:p>
      <text:p text:style-name="Standard"><text:tab/><text:tab/>for (__thread_range_for_dim_z__)</text:p>
      <text:p text:style-name="Standard"><text:tab/><text:tab/><text:tab/>do_process_of_phase(__3D_point__);</text:p>
      <text:p text:style-name="Standard"/>
      <text:p text:style-name="Standard">Οπότε ενα 3D grid με 3D blocks φαίνεται να είναι κατάλληλο για την εκτέλεση στην GPU.</text:p>
      <text:p text:style-name="Standard"/>
      <text:p text:style-name="Standard">Η αρχική ιδέα είναι να ενώσουμε τις επιμέρους φάσεις σε έναν kernel ο οποιος για κάθε frame θα επεξεργάζεται ένα 3D σημείο του χώρου.</text:p>
      <text:p text:style-name="Standard"/>
      <text:p text:style-name="Standard"><text:soft-page-break/>Επίσης ο αρχικός αλόριθμος στην CPU κρατάει πληροφορίες σχετικά με την διαμέριση της εισόδου σε grids (πλεον για την GPU αυτα θα είναι τα blocks), τα οποία προσπελαυνει αρκετά συχνά. Μπορούμε να “γλιτώσουμε” αυτες τις προσπελάσεις μνήμης στην GPU καθώς το κάθε block ξέρει τα όρια του απο τις builtin μεταβλητές (blockIdx, threadIdx, κλπ).</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l" fo:country="G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FreeSans"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9T03:47:13</meta:creation-date>
    <dc:date>2012-03-29T23:53:47</dc:date>
    <meta:editing-duration>PT2H7M37S</meta:editing-duration>
    <meta:editing-cycles>11</meta:editing-cycles>
    <meta:generator>LibreOffice/3.4$Linux LibreOffice_project/340m1$Build-602</meta:generator>
    <meta:document-statistic meta:table-count="0" meta:image-count="0" meta:object-count="0" meta:page-count="2" meta:paragraph-count="26" meta:word-count="357" meta:character-count="2611" meta:non-whitespace-character-count="2177"/>
  </office:meta>
</office:document-meta>
</file>